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P17" style:family="paragraph" style:parent-style-name="Standard">
      <style:paragraph-properties fo:break-before="auto" fo:line-height="115%" fo:margin-top="0cm" fo:margin-bottom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T17_73" style:family="text"/>
    <style:style style:name="T17_74" style:family="text"/>
    <style:style style:name="T17_75" style:family="text"/>
    <style:style style:name="T17_76" style:family="text"/>
    <style:style style:name="T17_77" style:family="text"/>
    <style:style style:name="T17_78" style:family="text"/>
    <style:style style:name="T17_79" style:family="text"/>
    <style:style style:name="T17_80" style:family="text"/>
    <style:style style:name="T17_81" style:family="text"/>
    <style:style style:name="T17_82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>
      <style:text-properties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P38" style:family="paragraph" style:parent-style-name="Standard">
      <style:paragraph-properties fo:break-before="auto" fo:text-indent="0cm" fo:line-height="115%" fo:margin-lef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P40" style:family="paragraph" style:parent-style-name="Standard">
      <style:paragraph-properties fo:break-before="auto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break-before="auto" fo:line-height="100%" style:writing-mode="lr-tb"/>
    </style:style>
    <style:style style:name="P42" style:family="paragraph" style:parent-style-name="Standard">
      <style:paragraph-properties fo:break-before="auto" fo:line-height="10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T46_43" style:family="text"/>
    <style:style style:name="T46_44" style:family="text"/>
    <style:style style:name="T46_45" style:family="text"/>
    <style:style style:name="T46_46" style:family="text"/>
    <style:style style:name="T46_47" style:family="text"/>
    <style:style style:name="T46_48" style:family="text"/>
    <style:style style:name="T46_49" style:family="text"/>
    <style:style style:name="T46_50" style:family="text"/>
    <style:style style:name="T46_51" style:family="text"/>
    <style:style style:name="T46_52" style:family="text"/>
    <style:style style:name="T46_53" style:family="text"/>
    <style:style style:name="T46_54" style:family="text"/>
    <style:style style:name="T46_55" style:family="text"/>
    <style:style style:name="T46_56" style:family="text"/>
    <style:style style:name="T46_57" style:family="text"/>
    <style:style style:name="T46_58" style:family="text"/>
    <style:style style:name="P47" style:family="paragraph" style:parent-style-name="Standard">
      <style:paragraph-properties fo:break-before="auto" fo:line-height="100%" fo:margin-top="0cm" fo:margin-bottom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T47_23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4pt" style:font-size-asian="14pt" style:font-size-complex="14pt" fo:font-weight="bold" style:font-weight-asian="bold" style:font-weight-complex="bold"/>
    </style:style>
    <style:style style:name="T81_2" style:family="text">
      <style:text-properties fo:font-size="14pt" style:font-size-asian="14pt" style:font-size-complex="14pt" fo:font-weight="bold" style:font-weight-asian="bold" style:font-weight-complex="bold"/>
    </style:style>
    <style:style style:name="T81_3" style:family="text">
      <style:text-properties fo:font-size="14pt" style:font-size-asian="14pt" style:font-size-complex="14pt" fo:font-weight="bold" style:font-weight-asian="bold" style:font-weight-complex="bold"/>
    </style:style>
    <style:style style:name="T81_4" style:family="text">
      <style:text-properties fo:font-size="14pt" style:font-size-asian="14pt" style:font-size-complex="14pt" fo:font-weight="bold" style:font-weight-asian="bold" style:font-weight-complex="bold"/>
    </style:style>
    <style:style style:name="T81_5" style:family="text">
      <style:text-properties fo:font-size="14pt" style:font-size-asian="14pt" style:font-size-complex="14pt" fo:font-weight="bold" style:font-weight-asian="bold" style:font-weight-complex="bold"/>
    </style:style>
    <style:style style:name="T81_6" style:family="text">
      <style:text-properties fo:font-size="14pt" style:font-size-asian="14pt" style:font-size-complex="14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weight="bold" style:font-weight-asian="bold" style:font-weight-complex="bold"/>
    </style:style>
    <style:style style:name="T83_2" style:family="text">
      <style:text-properties fo:font-weight="bold" style:font-weight-asian="bold" style:font-weight-complex="bold"/>
    </style:style>
    <style:style style:name="T83_3" style:family="text">
      <style:text-properties fo:font-weight="bold" style:font-weight-asian="bold" style:font-weight-complex="bold"/>
    </style:style>
    <style:style style:name="T83_4" style:family="text">
      <style:text-properties fo:font-weight="bold" style:font-weight-asian="bold" style:font-weight-complex="bold"/>
    </style:style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P88" style:family="paragraph" style:parent-style-name="Standard">
      <style:paragraph-properties fo:break-before="auto" fo:line-height="115%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P90" style:family="paragraph" style:parent-style-name="Standard">
      <style:paragraph-properties fo:break-before="auto" fo:line-height="115%" fo:margin-top="0cm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P92" style:family="paragraph" style:parent-style-name="Standard">
      <style:paragraph-properties fo:break-before="auto" fo:text-indent="0cm" fo:line-height="115%" fo:margin-left="0cm" style:writing-mode="lr-tb"/>
    </style:style>
    <style:style style:name="P93" style:family="paragraph" style:parent-style-name="Standard">
      <style:paragraph-properties fo:break-before="auto" fo:text-indent="0cm" fo:line-height="115%" fo:margin-left="0cm" style:writing-mode="lr-tb"/>
    </style:style>
    <style:style style:name="T93_1" style:family="text">
      <style:text-properties fo:font-weight="bold" style:font-weight-asian="bold" style:font-weight-complex="bold"/>
    </style:style>
    <style:style style:name="T93_2" style:family="text">
      <style:text-properties fo:font-weight="bold" style:font-weight-asian="bold" style:font-weight-complex="bold"/>
    </style:style>
    <style:style style:name="T93_3" style:family="text">
      <style:text-properties fo:font-weight="bold" style:font-weight-asian="bold" style:font-weight-complex="bold"/>
    </style:style>
    <style:style style:name="T93_4" style:family="text">
      <style:text-properties fo:font-weight="bold" style:font-weight-asian="bold" style:font-weight-complex="bold"/>
    </style:style>
    <style:style style:name="T93_5" style:family="text">
      <style:text-properties fo:font-weight="bold" style:font-weight-asian="bold" style:font-weight-complex="bold"/>
    </style:style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>
      <style:text-properties fo:font-weight="bold" style:font-weight-asian="bold" style:font-weight-complex="bold"/>
    </style:style>
    <style:style style:name="T97_5" style:family="text">
      <style:text-properties fo:font-weight="bold" style:font-weight-asian="bold" style:font-weight-complex="bold"/>
    </style:style>
    <style:style style:name="T97_6" style:family="text">
      <style:text-properties fo:font-weight="bold" style:font-weight-asian="bold" style:font-weight-complex="bold"/>
    </style:style>
    <style:style style:name="T97_7" style:family="text">
      <style:text-properties fo:font-weight="bold" style:font-weight-asian="bold" style:font-weight-complex="bold"/>
    </style:style>
    <style:style style:name="T97_8" style:family="text">
      <style:text-properties fo:font-weight="bold" style:font-weight-asian="bold" style:font-weight-complex="bold"/>
    </style:style>
    <style:style style:name="T97_9" style:family="text">
      <style:text-properties fo:font-weight="bold" style:font-weight-asian="bold" style:font-weight-complex="bold"/>
    </style:style>
    <style:style style:name="T97_10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>
      <style:text-properties fo:color="#3a3a3a" fo:font-size="13pt" style:font-size-asian="13pt" style:font-size-complex="13pt"/>
    </style:style>
    <style:style style:name="T98_10" style:family="text">
      <style:text-properties fo:color="#3a3a3a" fo:font-size="13pt" style:font-size-asian="13pt" style:font-size-complex="13pt"/>
    </style:style>
    <style:style style:name="T98_11" style:family="text">
      <style:text-properties fo:color="#3a3a3a" fo:font-size="13pt" style:font-size-asian="13pt" style:font-size-complex="13pt"/>
    </style:style>
    <style:style style:name="T98_12" style:family="text">
      <style:text-properties fo:color="#3a3a3a" fo:font-size="13pt" style:font-size-asian="13pt" style:font-size-complex="13pt"/>
    </style:style>
    <style:style style:name="T98_13" style:family="text">
      <style:text-properties fo:color="#3a3a3a" fo:font-size="13pt" style:font-size-asian="13pt" style:font-size-complex="13pt"/>
    </style:style>
    <style:style style:name="T98_14" style:family="text">
      <style:text-properties fo:color="#3a3a3a" fo:font-size="13pt" style:font-size-asian="13pt" style:font-size-complex="13pt"/>
    </style:style>
    <style:style style:name="T98_15" style:family="text">
      <style:text-properties fo:color="#3a3a3a" fo:font-size="13pt" style:font-size-asian="13pt" style:font-size-complex="13pt"/>
    </style:style>
    <style:style style:name="T98_16" style:family="text">
      <style:text-properties fo:color="#3a3a3a" fo:font-size="13pt" style:font-size-asian="13pt" style:font-size-complex="13pt"/>
    </style:style>
    <style:style style:name="T98_17" style:family="text">
      <style:text-properties fo:color="#3a3a3a" fo:font-size="13pt" style:font-size-asian="13pt" style:font-size-complex="13pt"/>
    </style:style>
    <style:style style:name="T98_18" style:family="text">
      <style:text-properties fo:color="#3a3a3a" fo:font-size="13pt" style:font-size-asian="13pt" style:font-size-complex="13pt"/>
    </style:style>
    <style:style style:name="T98_19" style:family="text">
      <style:text-properties fo:color="#3a3a3a" fo:font-size="13pt" style:font-size-asian="13pt" style:font-size-complex="13pt"/>
    </style:style>
    <style:style style:name="T98_20" style:family="text">
      <style:text-properties fo:color="#3a3a3a" fo:font-size="13pt" style:font-size-asian="13pt" style:font-size-complex="13pt"/>
    </style:style>
    <style:style style:name="T98_21" style:family="text">
      <style:text-properties fo:color="#3a3a3a" fo:font-size="13pt" style:font-size-asian="13pt" style:font-size-complex="13pt"/>
    </style:style>
    <style:style style:name="T98_22" style:family="text">
      <style:text-properties fo:color="#3a3a3a" fo:font-size="13pt" style:font-size-asian="13pt" style:font-size-complex="13pt"/>
    </style:style>
    <style:style style:name="T98_23" style:family="text">
      <style:text-properties fo:color="#3a3a3a" fo:font-size="13pt" style:font-size-asian="13pt" style:font-size-complex="13pt"/>
    </style:style>
    <style:style style:name="T98_24" style:family="text">
      <style:text-properties fo:color="#3a3a3a" fo:font-size="13pt" style:font-size-asian="13pt" style:font-size-complex="13pt"/>
    </style:style>
    <style:style style:name="T98_25" style:family="text">
      <style:text-properties fo:color="#3a3a3a" fo:font-size="13pt" style:font-size-asian="13pt" style:font-size-complex="13pt"/>
    </style:style>
    <style:style style:name="T98_26" style:family="text">
      <style:text-properties fo:color="#3a3a3a" fo:font-size="13pt" style:font-size-asian="13pt" style:font-size-complex="13pt"/>
    </style:style>
    <style:style style:name="T98_27" style:family="text">
      <style:text-properties fo:color="#3a3a3a" fo:font-size="13pt" style:font-size-asian="13pt" style:font-size-complex="13pt"/>
    </style:style>
    <style:style style:name="T98_28" style:family="text">
      <style:text-properties fo:color="#3a3a3a" fo:font-size="13pt" style:font-size-asian="13pt" style:font-size-complex="13pt"/>
    </style:style>
    <style:style style:name="T98_29" style:family="text">
      <style:text-properties fo:color="#3a3a3a" fo:font-size="13pt" style:font-size-asian="13pt" style:font-size-complex="13pt"/>
    </style:style>
    <style:style style:name="T98_30" style:family="text">
      <style:text-properties fo:color="#3a3a3a" fo:font-size="13pt" style:font-size-asian="13pt" style:font-size-complex="13pt"/>
    </style:style>
    <style:style style:name="T98_31" style:family="text">
      <style:text-properties fo:color="#3a3a3a" fo:font-size="13pt" style:font-size-asian="13pt" style:font-size-complex="13pt"/>
    </style:style>
    <style:style style:name="T98_32" style:family="text">
      <style:text-properties fo:color="#3a3a3a" fo:font-size="13pt" style:font-size-asian="13pt" style:font-size-complex="13pt"/>
    </style:style>
    <style:style style:name="T98_33" style:family="text">
      <style:text-properties fo:color="#3a3a3a" fo:font-size="13pt" style:font-size-asian="13pt" style:font-size-complex="13pt"/>
    </style:style>
    <style:style style:name="T98_34" style:family="text">
      <style:text-properties fo:color="#3a3a3a" fo:font-size="13pt" style:font-size-asian="13pt" style:font-size-complex="13pt"/>
    </style:style>
    <style:style style:name="T98_35" style:family="text">
      <style:text-properties fo:color="#3a3a3a" fo:font-size="13pt" style:font-size-asian="13pt" style:font-size-complex="13pt"/>
    </style:style>
    <style:style style:name="T98_36" style:family="text">
      <style:text-properties fo:color="#3a3a3a" fo:font-size="13pt" style:font-size-asian="13pt" style:font-size-complex="13pt"/>
    </style:style>
    <style:style style:name="T98_37" style:family="text">
      <style:text-properties fo:color="#3a3a3a" fo:font-size="13pt" style:font-size-asian="13pt" style:font-size-complex="13pt"/>
    </style:style>
    <style:style style:name="T98_38" style:family="text">
      <style:text-properties fo:color="#3a3a3a" fo:font-size="13pt" style:font-size-asian="13pt" style:font-size-complex="13pt"/>
    </style:style>
    <style:style style:name="T98_39" style:family="text">
      <style:text-properties fo:color="#3a3a3a" fo:font-size="13pt" style:font-size-asian="13pt" style:font-size-complex="13pt"/>
    </style:style>
    <style:style style:name="T98_40" style:family="text">
      <style:text-properties fo:color="#3a3a3a" fo:font-size="13pt" style:font-size-asian="13pt" style:font-size-complex="13pt"/>
    </style:style>
    <style:style style:name="T98_41" style:family="text">
      <style:text-properties fo:color="#3a3a3a" fo:font-size="13pt" style:font-size-asian="13pt" style:font-size-complex="13pt"/>
    </style:style>
    <style:style style:name="T98_42" style:family="text">
      <style:text-properties fo:color="#3a3a3a" fo:font-size="13pt" style:font-size-asian="13pt" style:font-size-complex="13pt"/>
    </style:style>
    <style:style style:name="T98_43" style:family="text">
      <style:text-properties fo:color="#3a3a3a" fo:font-size="13pt" style:font-size-asian="13pt" style:font-size-complex="13pt"/>
    </style:style>
    <style:style style:name="T98_44" style:family="text">
      <style:text-properties fo:color="#3a3a3a" fo:font-size="13pt" style:font-size-asian="13pt" style:font-size-complex="13pt"/>
    </style:style>
    <style:style style:name="T98_45" style:family="text">
      <style:text-properties fo:color="#3a3a3a" fo:font-size="13pt" style:font-size-asian="13pt" style:font-size-complex="13pt"/>
    </style:style>
    <style:style style:name="T98_46" style:family="text">
      <style:text-properties fo:color="#3a3a3a" fo:font-size="13pt" style:font-size-asian="13pt" style:font-size-complex="13pt"/>
    </style:style>
    <style:style style:name="T98_47" style:family="text">
      <style:text-properties fo:color="#3a3a3a" fo:font-size="13pt" style:font-size-asian="13pt" style:font-size-complex="13pt"/>
    </style:style>
    <style:style style:name="T98_48" style:family="text">
      <style:text-properties fo:color="#3a3a3a" fo:font-size="13pt" style:font-size-asian="13pt" style:font-size-complex="13pt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P102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P103" style:family="paragraph" style:parent-style-name="Standard">
      <style:paragraph-properties fo:break-before="auto" fo:line-height="115%" style:writing-mode="lr-tb"/>
      <style:text-properties fo:background-color="#ffffff" fo:color="#222222" style:font-name="Times New Roman" fo:font-size="10pt" style:font-name-asian="Times New Roman" style:font-size-asian="10pt" style:font-name-complex="Times New Roman" style:font-size-complex="10pt"/>
    </style:style>
    <style:style style:name="P104" style:family="paragraph" style:parent-style-name="Standard">
      <style:paragraph-properties fo:break-before="auto" fo:line-height="115%" style:writing-mode="lr-tb"/>
      <style:text-properties fo:background-color="#ffffff" fo:color="#222222" style:font-name="Times New Roman" fo:font-size="10pt" style:font-name-asian="Times New Roman" style:font-size-asian="10pt" style:font-name-complex="Times New Roman" style:font-size-complex="10pt"/>
    </style:style>
    <style:style style:name="P105" style:family="paragraph" style:parent-style-name="Standard">
      <style:paragraph-properties fo:break-before="auto" fo:line-height="115%" style:writing-mode="lr-tb"/>
      <style:text-properties fo:background-color="#ffffff" fo:color="#222222" style:font-name="Times New Roman" fo:font-size="10pt" style:font-name-asian="Times New Roman" style:font-size-asian="10pt" style:font-name-complex="Times New Roman" style:font-size-complex="10pt"/>
    </style:style>
    <style:style style:name="P106" style:family="paragraph" style:parent-style-name="Standard">
      <style:paragraph-properties fo:break-before="auto" fo:line-height="115%" style:writing-mode="lr-tb"/>
      <style:text-properties fo:background-color="#ffffff" fo:color="#222222" style:font-name="Times New Roman" fo:font-size="10pt" style:font-name-asian="Times New Roman" style:font-size-asian="10pt" style:font-name-complex="Times New Roman" style:font-size-complex="10pt"/>
    </style:style>
    <style:style style:name="P107" style:family="paragraph" style:parent-style-name="Standard">
      <style:paragraph-properties fo:break-before="auto" fo:line-height="115%" style:writing-mode="lr-tb"/>
      <style:text-properties fo:background-color="#ffffff" fo:color="#333333" fo:font-size="11pt" style:font-size-asian="11pt" style:font-size-complex="11pt"/>
    </style:style>
  </office:automatic-styles>
  <office:body>
    <office:text>
      <text:p text:style-name="P1"><text:span text:style-name="T1_1">SCM</text:span><text:span text:style-name="T1_2">/</text:span><text:span text:style-name="T1_3">SDP</text:span></text:p>
      <text:p text:style-name="P2"><text:span text:style-name="T2_1">CS</text:span><text:span text:style-name="T2_2"><text:s/>3300</text:span></text:p>
      <text:p text:style-name="P3"/>
      <text:p text:style-name="P4"><text:span text:style-name="T4_1">Configuration</text:span><text:span text:style-name="T4_2"><text:s/></text:span><text:span text:style-name="T4_3">Identification</text:span><text:span text:style-name="T4_4"><text:s/>(</text:span><text:span text:style-name="T4_5">WBS</text:span><text:span text:style-name="T4_6"><text:s/></text:span><text:span text:style-name="T4_7">ID</text:span><text:span text:style-name="T4_8">:<text:s/>5.2,<text:s/>5.3):</text:span></text:p>
      <text:list text:style-name="LS1" xml:id="list0">
        <text:list-item>
          <text:p text:style-name="P5"><text:span text:style-name="T5_1">Formal</text:span><text:span text:style-name="T5_2"><text:s/></text:span><text:span text:style-name="T5_3">Baseline</text:span><text:span text:style-name="T5_4"><text:s/>(</text:span><text:span text:style-name="T5_5">Ex</text:span><text:span text:style-name="T5_6">.<text:s/></text:span><text:span text:style-name="T5_7">master</text:span><text:span text:style-name="T5_8">,<text:s/></text:span><text:span text:style-name="T5_9">version</text:span><text:span text:style-name="T5_10"><text:s/>1,<text:s/></text:span><text:span text:style-name="T5_11">etc</text:span><text:span text:style-name="T5_12">)</text:span></text:p>
          <text:list>
            <text:list-item>
              <text:p text:style-name="P6"><text:span text:style-name="T6_1">Fully</text:span><text:span text:style-name="T6_2"><text:s/></text:span><text:span text:style-name="T6_3">functioning</text:span><text:span text:style-name="T6_4"><text:s/></text:span><text:span text:style-name="T6_5">prototypes</text:span><text:span text:style-name="T6_6"><text:s/></text:span><text:span text:style-name="T6_7">must</text:span><text:span text:style-name="T6_8"><text:s/></text:span><text:span text:style-name="T6_9">be</text:span><text:span text:style-name="T6_10"><text:s/></text:span><text:span text:style-name="T6_11">pushed</text:span><text:span text:style-name="T6_12"><text:s/></text:span><text:span text:style-name="T6_13">here</text:span><text:span text:style-name="T6_14"><text:s/></text:span><text:span text:style-name="T6_15">after</text:span><text:span text:style-name="T6_16"><text:s/></text:span><text:span text:style-name="T6_17">QA</text:span><text:span text:style-name="T6_18"><text:s/></text:span><text:span text:style-name="T6_19">approval</text:span></text:p>
            </text:list-item>
            <text:list-item>
              <text:p text:style-name="P7"><text:span text:style-name="T7_1">QA</text:span><text:span text:style-name="T7_2">,<text:s/></text:span><text:span text:style-name="T7_3">CM</text:span><text:span text:style-name="T7_4">,<text:s/></text:span><text:span text:style-name="T7_5">PM</text:span><text:span text:style-name="T7_6">,<text:s/></text:span><text:span text:style-name="T7_7">System</text:span><text:span text:style-name="T7_8"><text:s/></text:span><text:span text:style-name="T7_9">architects</text:span><text:span text:style-name="T7_10"><text:s/></text:span><text:span text:style-name="T7_11">have</text:span><text:span text:style-name="T7_12"><text:s/></text:span><text:span text:style-name="T7_13">access</text:span><text:span text:style-name="T7_14"><text:s/></text:span><text:span text:style-name="T7_15">to</text:span><text:span text:style-name="T7_16"><text:s/></text:span><text:span text:style-name="T7_17">this</text:span><text:span text:style-name="T7_18"><text:s/></text:span><text:span text:style-name="T7_19">baseline</text:span></text:p>
            </text:list-item>
            <text:list-item>
              <text:p text:style-name="P8"><text:span text:style-name="T8_1">Separate</text:span><text:span text:style-name="T8_2"><text:s/></text:span><text:span text:style-name="T8_3">branches</text:span><text:span text:style-name="T8_4"><text:s/></text:span><text:span text:style-name="T8_5">will</text:span><text:span text:style-name="T8_6"><text:s/></text:span><text:span text:style-name="T8_7">be</text:span><text:span text:style-name="T8_8"><text:s/></text:span><text:span text:style-name="T8_9">maintained</text:span><text:span text:style-name="T8_10"><text:s/></text:span><text:span text:style-name="T8_11">for</text:span><text:span text:style-name="T8_12"><text:s/></text:span><text:span text:style-name="T8_13">versioning</text:span></text:p>
            </text:list-item>
          </text:list>
        </text:list-item>
        <text:list-item>
          <text:p text:style-name="P9"><text:span text:style-name="T9_1">Informal</text:span><text:span text:style-name="T9_2"><text:s/></text:span><text:span text:style-name="T9_3">Baseline</text:span><text:span text:style-name="T9_4"><text:s/>(</text:span><text:span text:style-name="T9_5">Ex</text:span><text:span text:style-name="T9_6">.<text:s/></text:span><text:span text:style-name="T9_7">development</text:span><text:span text:style-name="T9_8">,<text:s/></text:span><text:span text:style-name="T9_9">test</text:span><text:span text:style-name="T9_10">,<text:s/></text:span><text:span text:style-name="T9_11">etc</text:span><text:span text:style-name="T9_12">)</text:span></text:p>
          <text:list>
            <text:list-item>
              <text:p text:style-name="P10"><text:span text:style-name="T10_1">This</text:span><text:span text:style-name="T10_2"><text:s/></text:span><text:span text:style-name="T10_3">branch</text:span><text:span text:style-name="T10_4"><text:s/></text:span><text:span text:style-name="T10_5">will</text:span><text:span text:style-name="T10_6"><text:s/></text:span><text:span text:style-name="T10_7">be</text:span><text:span text:style-name="T10_8"><text:s/></text:span><text:span text:style-name="T10_9">used</text:span><text:span text:style-name="T10_10"><text:s/></text:span><text:span text:style-name="T10_11">for</text:span><text:span text:style-name="T10_12"><text:s/></text:span><text:span text:style-name="T10_13">testing</text:span><text:span text:style-name="T10_14"><text:s/></text:span><text:span text:style-name="T10_15">new</text:span><text:span text:style-name="T10_16"><text:s/></text:span><text:span text:style-name="T10_17">features</text:span><text:span text:style-name="T10_18">.<text:s/></text:span><text:span text:style-name="T10_19">Teams</text:span><text:span text:style-name="T10_20"><text:s/></text:span><text:span text:style-name="T10_21">will</text:span><text:span text:style-name="T10_22"><text:s/></text:span><text:span text:style-name="T10_23">branch</text:span><text:span text:style-name="T10_24"><text:s/></text:span><text:span text:style-name="T10_25">from</text:span><text:span text:style-name="T10_26"><text:s/></text:span><text:span text:style-name="T10_27">here</text:span><text:span text:style-name="T10_28"><text:s/></text:span><text:span text:style-name="T10_29">to</text:span><text:span text:style-name="T10_30"><text:s/></text:span><text:span text:style-name="T10_31">add</text:span><text:span text:style-name="T10_32"><text:s/></text:span><text:span text:style-name="T10_33">new</text:span><text:span text:style-name="T10_34"><text:s/></text:span><text:span text:style-name="T10_35">features</text:span><text:span text:style-name="T10_36">.<text:s/></text:span><text:span text:style-name="T10_37">This</text:span><text:span text:style-name="T10_38"><text:s/></text:span><text:span text:style-name="T10_39">branch</text:span><text:span text:style-name="T10_40"><text:s/></text:span><text:span text:style-name="T10_41">could</text:span><text:span text:style-name="T10_42"><text:s/></text:span><text:span text:style-name="T10_43">be</text:span><text:span text:style-name="T10_44"><text:s/></text:span><text:span text:style-name="T10_45">ahead</text:span><text:span text:style-name="T10_46"><text:s/></text:span><text:span text:style-name="T10_47">of</text:span><text:span text:style-name="T10_48"><text:s/></text:span><text:span text:style-name="T10_49">master</text:span><text:span text:style-name="T10_50"><text:s/></text:span><text:span text:style-name="T10_51">in</text:span><text:span text:style-name="T10_52"><text:s/></text:span><text:span text:style-name="T10_53">terms</text:span><text:span text:style-name="T10_54"><text:s/></text:span><text:span text:style-name="T10_55">of</text:span><text:span text:style-name="T10_56"><text:s/></text:span><text:span text:style-name="T10_57">features</text:span><text:span text:style-name="T10_58">.</text:span></text:p>
            </text:list-item>
            <text:list-item>
              <text:p text:style-name="P11"><text:span text:style-name="T11_1">Team</text:span><text:span text:style-name="T11_2"><text:s/></text:span><text:span text:style-name="T11_3">leads</text:span><text:span text:style-name="T11_4"><text:s/></text:span><text:span text:style-name="T11_5">must</text:span><text:span text:style-name="T11_6"><text:s/></text:span><text:span text:style-name="T11_7">pass</text:span><text:span text:style-name="T11_8"><text:s/></text:span><text:span text:style-name="T11_9">QA</text:span><text:span text:style-name="T11_10"><text:s/></text:span><text:span text:style-name="T11_11">tests</text:span><text:span text:style-name="T11_12"><text:s/></text:span><text:span text:style-name="T11_13">before</text:span><text:span text:style-name="T11_14"><text:s/></text:span><text:span text:style-name="T11_15">pushing</text:span><text:span text:style-name="T11_16"><text:s/></text:span><text:span text:style-name="T11_17">to</text:span><text:span text:style-name="T11_18"><text:s/></text:span><text:span text:style-name="T11_19">Development</text:span><text:span text:style-name="T11_20"><text:s/></text:span><text:span text:style-name="T11_21">branch</text:span><text:span text:style-name="T11_22">.</text:span></text:p>
            </text:list-item>
          </text:list>
        </text:list-item>
      </text:list>
      <text:p text:style-name="P12"/>
      <text:p text:style-name="P13"><text:span text:style-name="T13_1">Configuration</text:span><text:span text:style-name="T13_2"><text:s/></text:span><text:span text:style-name="T13_3">Control</text:span><text:span text:style-name="T13_4"><text:s/>(</text:span><text:span text:style-name="T13_5">WBS</text:span><text:span text:style-name="T13_6"><text:s/></text:span><text:span text:style-name="T13_7">ID</text:span><text:span text:style-name="T13_8">:<text:s/>5.3)</text:span><text:span text:style-name="T13_9">:</text:span></text:p>
      <text:list text:style-name="LS2" xml:id="list7">
        <text:list-item>
          <text:p text:style-name="P14"><text:span text:style-name="T14_1">Control</text:span><text:span text:style-name="T14_2"><text:s/></text:span><text:span text:style-name="T14_3">Board</text:span><text:span text:style-name="T14_4"><text:s/>(</text:span><text:span text:style-name="T14_5">Ex</text:span><text:span text:style-name="T14_6">.<text:s/></text:span><text:span text:style-name="T14_7">feature</text:span><text:span text:style-name="T14_8">/</text:span><text:span text:style-name="T14_9">Feature</text:span><text:span text:style-name="T14_10">1,<text:s/></text:span><text:span text:style-name="T14_11">etc</text:span><text:span text:style-name="T14_12">)</text:span></text:p>
          <text:list>
            <text:list-item>
              <text:p text:style-name="P15"><text:span text:style-name="T15_1">Developers</text:span><text:span text:style-name="T15_2"><text:s/></text:span><text:span text:style-name="T15_3">can</text:span><text:span text:style-name="T15_4"><text:s/></text:span><text:span text:style-name="T15_5">implement</text:span><text:span text:style-name="T15_6"><text:s/></text:span><text:span text:style-name="T15_7">new</text:span><text:span text:style-name="T15_8"><text:s/></text:span><text:span text:style-name="T15_9">features</text:span><text:span text:style-name="T15_10"><text:s/></text:span><text:span text:style-name="T15_11">and</text:span><text:span text:style-name="T15_12"><text:s/></text:span><text:span text:style-name="T15_13">fix</text:span><text:span text:style-name="T15_14"><text:s/></text:span><text:span text:style-name="T15_15">bugs</text:span><text:span text:style-name="T15_16"><text:s/></text:span><text:span text:style-name="T15_17">in</text:span><text:span text:style-name="T15_18"><text:s/></text:span><text:span text:style-name="T15_19">this</text:span><text:span text:style-name="T15_20"><text:s/></text:span><text:span text:style-name="T15_21">branch</text:span></text:p>
            </text:list-item>
            <text:list-item>
              <text:p text:style-name="P16"><text:span text:style-name="T16_1">Bug</text:span><text:span text:style-name="T16_2"><text:s/></text:span><text:span text:style-name="T16_3">reports</text:span><text:span text:style-name="T16_4">/</text:span><text:span text:style-name="T16_5">issues</text:span><text:span text:style-name="T16_6"><text:s/></text:span><text:span text:style-name="T16_7">can</text:span><text:span text:style-name="T16_8"><text:s/></text:span><text:span text:style-name="T16_9">be</text:span><text:span text:style-name="T16_10"><text:s/></text:span><text:span text:style-name="T16_11">opened</text:span><text:span text:style-name="T16_12"><text:s/></text:span><text:span text:style-name="T16_13">through</text:span><text:span text:style-name="T16_14"><text:s/></text:span><text:span text:style-name="T16_15">Git</text:span><text:span text:style-name="T16_16"><text:s/></text:span><text:span text:style-name="T16_17">issues</text:span></text:p>
            </text:list-item>
            <text:list-item>
              <text:p text:style-name="P17"><text:span text:style-name="T17_1">Formal</text:span><text:span text:style-name="T17_2"><text:s/></text:span><text:span text:style-name="T17_3">change</text:span><text:span text:style-name="T17_4"><text:s/></text:span><text:span text:style-name="T17_5">requests</text:span><text:span text:style-name="T17_6"><text:s/></text:span><text:span text:style-name="T17_7">are</text:span><text:span text:style-name="T17_8"><text:s/></text:span><text:span text:style-name="T17_9">not</text:span><text:span text:style-name="T17_10"><text:s/></text:span><text:span text:style-name="T17_11">required</text:span><text:span text:style-name="T17_12">.<text:s/></text:span><text:span text:style-name="T17_13">If</text:span><text:span text:style-name="T17_14"><text:s/></text:span><text:span text:style-name="T17_15">a</text:span><text:span text:style-name="T17_16"><text:s/></text:span><text:span text:style-name="T17_17">team</text:span><text:span text:style-name="T17_18"><text:s/></text:span><text:span text:style-name="T17_19">wants</text:span><text:span text:style-name="T17_20"><text:s/></text:span><text:span text:style-name="T17_21">to</text:span><text:span text:style-name="T17_22"><text:s/></text:span><text:span text:style-name="T17_23">create</text:span><text:span text:style-name="T17_24"><text:s/></text:span><text:span text:style-name="T17_25">a</text:span><text:span text:style-name="T17_26"><text:s/></text:span><text:span text:style-name="T17_27">new</text:span><text:span text:style-name="T17_28"><text:s/></text:span><text:span text:style-name="T17_29">feature</text:span><text:span text:style-name="T17_30"><text:s/></text:span><text:span text:style-name="T17_31">they</text:span><text:span text:style-name="T17_32"><text:s/></text:span><text:span text:style-name="T17_33">can</text:span><text:span text:style-name="T17_34"><text:s/></text:span><text:span text:style-name="T17_35">simply</text:span><text:span text:style-name="T17_36"><text:s/></text:span><text:span text:style-name="T17_37">create</text:span><text:span text:style-name="T17_38"><text:s/></text:span><text:span text:style-name="T17_39">a</text:span><text:span text:style-name="T17_40"><text:s/></text:span><text:span text:style-name="T17_41">new</text:span><text:span text:style-name="T17_42"><text:s/></text:span><text:span text:style-name="T17_43">branch</text:span><text:span text:style-name="T17_44"><text:s/></text:span><text:span text:style-name="T17_45">from</text:span><text:span text:style-name="T17_46"><text:s/></text:span><text:span text:style-name="T17_47">the</text:span><text:span text:style-name="T17_48"><text:s/></text:span><text:span text:style-name="T17_49">informal</text:span><text:span text:style-name="T17_50"><text:s/></text:span><text:span text:style-name="T17_51">baseline</text:span><text:span text:style-name="T17_52"><text:s/>(</text:span><text:span text:style-name="T17_53">Dev</text:span><text:span text:style-name="T17_54"><text:s/></text:span><text:span text:style-name="T17_55">branch</text:span><text:span text:style-name="T17_56">).<text:s/></text:span><text:span text:style-name="T17_57">Team</text:span><text:span text:style-name="T17_58"><text:s/></text:span><text:span text:style-name="T17_59">leads</text:span><text:span text:style-name="T17_60"><text:s/></text:span><text:span text:style-name="T17_61">cannot</text:span><text:span text:style-name="T17_62"><text:s/></text:span><text:span text:style-name="T17_63">push</text:span><text:span text:style-name="T17_64"><text:s/></text:span><text:span text:style-name="T17_65">to</text:span><text:span text:style-name="T17_66"><text:s/></text:span><text:span text:style-name="T17_67">the</text:span><text:span text:style-name="T17_68"><text:s/></text:span><text:span text:style-name="T17_69">informal</text:span><text:span text:style-name="T17_70"><text:s/></text:span><text:span text:style-name="T17_71">baseline</text:span><text:span text:style-name="T17_72"><text:s/></text:span><text:span text:style-name="T17_73">without</text:span><text:span text:style-name="T17_74"><text:s/></text:span><text:span text:style-name="T17_75">passing</text:span><text:span text:style-name="T17_76"><text:s/></text:span><text:span text:style-name="T17_77">QA</text:span><text:span text:style-name="T17_78"><text:s/></text:span><text:span text:style-name="T17_79">tests</text:span><text:span text:style-name="T17_80"><text:s/></text:span><text:span text:style-name="T17_81">first</text:span><text:span text:style-name="T17_82">.</text:span></text:p>
            </text:list-item>
          </text:list>
        </text:list-item>
      </text:list>
      <text:p text:style-name="P18"/>
      <text:p text:style-name="P19"><text:span text:style-name="T19_1">Configuration</text:span><text:span text:style-name="T19_2"><text:s/></text:span><text:span text:style-name="T19_3">Status</text:span><text:span text:style-name="T19_4"><text:s/></text:span><text:span text:style-name="T19_5">Accounting</text:span><text:span text:style-name="T19_6"><text:s/>(</text:span><text:span text:style-name="T19_7">WBS</text:span><text:span text:style-name="T19_8"><text:s/></text:span><text:span text:style-name="T19_9">ID</text:span><text:span text:style-name="T19_10">:<text:s/>5.3):</text:span></text:p>
      <text:list text:style-name="LS3" xml:id="list11">
        <text:list-item>
          <text:p text:style-name="P20"><text:span text:style-name="T20_1">Functional</text:span><text:span text:style-name="T20_2"><text:s/></text:span><text:span text:style-name="T20_3">Audits</text:span></text:p>
          <text:list>
            <text:list-item>
              <text:p text:style-name="P21"><text:span text:style-name="T21_1">Confirm</text:span><text:span text:style-name="T21_2"><text:s/></text:span><text:span text:style-name="T21_3">no</text:span><text:span text:style-name="T21_4"><text:s/></text:span><text:span text:style-name="T21_5">Git</text:span><text:span text:style-name="T21_6"><text:s/></text:span><text:span text:style-name="T21_7">issues</text:span><text:span text:style-name="T21_8"><text:s/></text:span><text:span text:style-name="T21_9">and</text:span><text:span text:style-name="T21_10"><text:s/></text:span><text:span text:style-name="T21_11">passes</text:span><text:span text:style-name="T21_12"><text:s/></text:span><text:span text:style-name="T21_13">QA</text:span><text:span text:style-name="T21_14"><text:s/></text:span><text:span text:style-name="T21_15">unit</text:span><text:span text:style-name="T21_16"><text:s/></text:span><text:span text:style-name="T21_17">tests</text:span><text:span text:style-name="T21_18">.</text:span></text:p>
            </text:list-item>
          </text:list>
        </text:list-item>
        <text:list-item>
          <text:p text:style-name="P22"><text:span text:style-name="T22_1">Physical</text:span><text:span text:style-name="T22_2"><text:s/></text:span><text:span text:style-name="T22_3">Audits</text:span></text:p>
          <text:list>
            <text:list-item>
              <text:p text:style-name="P23"><text:span text:style-name="T23_1">Maintain</text:span><text:span text:style-name="T23_2"><text:s/></text:span><text:span text:style-name="T23_3">list</text:span><text:span text:style-name="T23_4"><text:s/></text:span><text:span text:style-name="T23_5">of</text:span><text:span text:style-name="T23_6"><text:s/></text:span><text:span text:style-name="T23_7">items</text:span><text:span text:style-name="T23_8"><text:s/></text:span><text:span text:style-name="T23_9">stored</text:span><text:span text:style-name="T23_10"><text:s/></text:span><text:span text:style-name="T23_11">in</text:span><text:span text:style-name="T23_12"><text:s/></text:span><text:span text:style-name="T23_13">CM</text:span></text:p>
            </text:list-item>
            <text:list-item>
              <text:p text:style-name="P24"><text:span text:style-name="T24_1">Create</text:span><text:span text:style-name="T24_2"><text:s/></text:span><text:span text:style-name="T24_3">list</text:span><text:span text:style-name="T24_4"><text:s/></text:span><text:span text:style-name="T24_5">of</text:span><text:span text:style-name="T24_6"><text:s/></text:span><text:span text:style-name="T24_7">libraries</text:span><text:span text:style-name="T24_8"><text:s/></text:span><text:span text:style-name="T24_9">and</text:span><text:span text:style-name="T24_10"><text:s/></text:span><text:span text:style-name="T24_11">their</text:span><text:span text:style-name="T24_12"><text:s/></text:span><text:span text:style-name="T24_13">corresponding</text:span><text:span text:style-name="T24_14"><text:s/></text:span><text:span text:style-name="T24_15">versions</text:span></text:p>
            </text:list-item>
          </text:list>
        </text:list-item>
      </text:list>
      <text:p text:style-name="P25"/>
      <text:p text:style-name="P26"><text:span text:style-name="T26_1">Release</text:span><text:span text:style-name="T26_2"><text:s/></text:span><text:span text:style-name="T26_3">Management</text:span><text:span text:style-name="T26_4"><text:s/></text:span><text:span text:style-name="T26_5">and</text:span><text:span text:style-name="T26_6"><text:s/></text:span><text:span text:style-name="T26_7">Delivery</text:span><text:span text:style-name="T26_8">:</text:span></text:p>
      <text:list text:style-name="LS4" xml:id="list16">
        <text:list-item>
          <text:p text:style-name="P27"><text:span text:style-name="T27_1">New</text:span><text:span text:style-name="T27_2"><text:s/></text:span><text:span text:style-name="T27_3">Releases</text:span></text:p>
          <text:list>
            <text:list-item>
              <text:p text:style-name="P28"><text:span text:style-name="T28_1">New</text:span><text:span text:style-name="T28_2"><text:s/></text:span><text:span text:style-name="T28_3">releases</text:span><text:span text:style-name="T28_4"><text:s/></text:span><text:span text:style-name="T28_5">will</text:span><text:span text:style-name="T28_6"><text:s/></text:span><text:span text:style-name="T28_7">be</text:span><text:span text:style-name="T28_8"><text:s/></text:span><text:span text:style-name="T28_9">pushed</text:span><text:span text:style-name="T28_10"><text:s/></text:span><text:span text:style-name="T28_11">to</text:span><text:span text:style-name="T28_12"><text:s/></text:span><text:span text:style-name="T28_13">master</text:span><text:span text:style-name="T28_14"><text:s/></text:span><text:span text:style-name="T28_15">branch</text:span><text:span text:style-name="T28_16">;<text:s/></text:span><text:span text:style-name="T28_17">however</text:span><text:span text:style-name="T28_18">,<text:s/></text:span><text:span text:style-name="T28_19">they</text:span><text:span text:style-name="T28_20"><text:s/></text:span><text:span text:style-name="T28_21">must</text:span><text:span text:style-name="T28_22"><text:s/></text:span><text:span text:style-name="T28_23">pass</text:span><text:span text:style-name="T28_24"><text:s/></text:span><text:span text:style-name="T28_25">all</text:span><text:span text:style-name="T28_26"><text:s/></text:span><text:span text:style-name="T28_27">QA</text:span><text:span text:style-name="T28_28"><text:s/></text:span><text:span text:style-name="T28_29">tests</text:span><text:span text:style-name="T28_30"><text:s/></text:span><text:span text:style-name="T28_31">before</text:span><text:span text:style-name="T28_32"><text:s/></text:span><text:span text:style-name="T28_33">being</text:span><text:span text:style-name="T28_34"><text:s/></text:span><text:span text:style-name="T28_35">pushed</text:span><text:span text:style-name="T28_36">.<text:s/></text:span><text:span text:style-name="T28_37">New</text:span><text:span text:style-name="T28_38"><text:s/></text:span><text:span text:style-name="T28_39">version</text:span><text:span text:style-name="T28_40"><text:s/></text:span><text:span text:style-name="T28_41">branches</text:span><text:span text:style-name="T28_42"><text:s/></text:span><text:span text:style-name="T28_43">will</text:span><text:span text:style-name="T28_44"><text:s/></text:span><text:span text:style-name="T28_45">also</text:span><text:span text:style-name="T28_46"><text:s/></text:span><text:span text:style-name="T28_47">be</text:span><text:span text:style-name="T28_48"><text:s/></text:span><text:span text:style-name="T28_49">created</text:span><text:span text:style-name="T28_50"><text:s/></text:span><text:span text:style-name="T28_51">before</text:span><text:span text:style-name="T28_52"><text:s/></text:span><text:span text:style-name="T28_53">the</text:span><text:span text:style-name="T28_54"><text:s/></text:span><text:span text:style-name="T28_55">baseline</text:span><text:span text:style-name="T28_56"><text:s/></text:span><text:span text:style-name="T28_57">is</text:span><text:span text:style-name="T28_58"><text:s/></text:span><text:span text:style-name="T28_59">updated</text:span><text:span text:style-name="T28_60">.</text:span></text:p>
            </text:list-item>
          </text:list>
        </text:list-item>
        <text:list-item>
          <text:p text:style-name="P29"><text:span text:style-name="T29_1">Marketing</text:span><text:span text:style-name="T29_2"><text:s/></text:span><text:span text:style-name="T29_3">Releases</text:span></text:p>
          <text:list>
            <text:list-item>
              <text:p text:style-name="P30"><text:span text:style-name="T30_1">Most</text:span><text:span text:style-name="T30_2"><text:s/></text:span><text:span text:style-name="T30_3">up</text:span><text:span text:style-name="T30_4"><text:s/></text:span><text:span text:style-name="T30_5">to</text:span><text:span text:style-name="T30_6"><text:s/></text:span><text:span text:style-name="T30_7">date</text:span><text:span text:style-name="T30_8"><text:s/></text:span><text:span text:style-name="T30_9">version</text:span><text:span text:style-name="T30_10"><text:s/></text:span><text:span text:style-name="T30_11">of</text:span><text:span text:style-name="T30_12"><text:s/></text:span><text:span text:style-name="T30_13">formal</text:span><text:span text:style-name="T30_14"><text:s/></text:span><text:span text:style-name="T30_15">baseline</text:span><text:span text:style-name="T30_16"><text:s/></text:span><text:span text:style-name="T30_17">will</text:span><text:span text:style-name="T30_18"><text:s/></text:span><text:span text:style-name="T30_19">be</text:span><text:span text:style-name="T30_20"><text:s/></text:span><text:span text:style-name="T30_21">presented</text:span></text:p>
            </text:list-item>
            <text:list-item>
              <text:p text:style-name="P31"><text:span text:style-name="T31_1">Contains</text:span><text:span text:style-name="T31_2"><text:s/></text:span><text:span text:style-name="T31_3">all</text:span><text:span text:style-name="T31_4"><text:s/></text:span><text:span text:style-name="T31_5">brand</text:span><text:span text:style-name="T31_6"><text:s/></text:span><text:span text:style-name="T31_7">new</text:span><text:span text:style-name="T31_8"><text:s/></text:span><text:span text:style-name="T31_9">fully</text:span><text:span text:style-name="T31_10"><text:s/></text:span><text:span text:style-name="T31_11">functioning</text:span><text:span text:style-name="T31_12"><text:s/></text:span><text:span text:style-name="T31_13">features</text:span></text:p>
            </text:list-item>
          </text:list>
        </text:list-item>
      </text:list>
      <text:p text:style-name="P32"/>
      <text:p text:style-name="P33"><text:span text:style-name="T33_1">Enforcement</text:span><text:span text:style-name="T33_2"><text:s/></text:span><text:span text:style-name="T33_3">of</text:span><text:span text:style-name="T33_4"><text:s/></text:span><text:span text:style-name="T33_5">SCM</text:span><text:span text:style-name="T33_6"><text:s/>(</text:span><text:span text:style-name="T33_7">WBS</text:span><text:span text:style-name="T33_8"><text:s/></text:span><text:span text:style-name="T33_9">ID</text:span><text:span text:style-name="T33_10">:<text:s/>5.4)</text:span><text:span text:style-name="T33_11">:</text:span></text:p>
      <text:list text:style-name="LS5" xml:id="list21">
        <text:list-item>
          <text:p text:style-name="P34"><text:span text:style-name="T34_1">Initial</text:span><text:span text:style-name="T34_2"><text:s/></text:span><text:span text:style-name="T34_3">organization</text:span><text:span text:style-name="T34_4"><text:s/></text:span><text:span text:style-name="T34_5">of</text:span><text:span text:style-name="T34_6"><text:s/></text:span><text:span text:style-name="T34_7">repository</text:span><text:span text:style-name="T34_8"><text:s/></text:span><text:span text:style-name="T34_9">was</text:span><text:span text:style-name="T34_10"><text:s/></text:span><text:span text:style-name="T34_11">setup</text:span><text:span text:style-name="T34_12"><text:s/></text:span><text:span text:style-name="T34_13">by</text:span><text:span text:style-name="T34_14"><text:s/></text:span><text:span text:style-name="T34_15">CM</text:span><text:span text:style-name="T34_16"><text:s/></text:span><text:span text:style-name="T34_17">team</text:span></text:p>
        </text:list-item>
        <text:list-item>
          <text:p text:style-name="P35"><text:span text:style-name="T35_1">Team</text:span><text:span text:style-name="T35_2"><text:s/></text:span><text:span text:style-name="T35_3">leads</text:span><text:span text:style-name="T35_4"><text:s/></text:span><text:span text:style-name="T35_5">of</text:span><text:span text:style-name="T35_6"><text:s/></text:span><text:span text:style-name="T35_7">every</text:span><text:span text:style-name="T35_8"><text:s/></text:span><text:span text:style-name="T35_9">team</text:span><text:span text:style-name="T35_10"><text:s/></text:span><text:span text:style-name="T35_11">were</text:span><text:span text:style-name="T35_12"><text:s/></text:span><text:span text:style-name="T35_13">told</text:span><text:span text:style-name="T35_14"><text:s/></text:span><text:span text:style-name="T35_15">the</text:span><text:span text:style-name="T35_16"><text:s/></text:span><text:span text:style-name="T35_17">protocols</text:span><text:span text:style-name="T35_18"><text:s/></text:span><text:span text:style-name="T35_19">for</text:span><text:span text:style-name="T35_20"><text:s/></text:span><text:span text:style-name="T35_21">pushing</text:span><text:span text:style-name="T35_22"><text:s/></text:span><text:span text:style-name="T35_23">and</text:span><text:span text:style-name="T35_24"><text:s/></text:span><text:span text:style-name="T35_25">pulling</text:span><text:span text:style-name="T35_26"><text:s/></text:span><text:span text:style-name="T35_27">from</text:span><text:span text:style-name="T35_28"><text:s/></text:span><text:span text:style-name="T35_29">team</text:span><text:span text:style-name="T35_30"><text:s/></text:span><text:span text:style-name="T35_31">branches</text:span></text:p>
        </text:list-item>
        <text:list-item>
          <text:p text:style-name="P36"><text:span text:style-name="T36_1">Teams</text:span><text:span text:style-name="T36_2"><text:s/></text:span><text:span text:style-name="T36_3">were</text:span><text:span text:style-name="T36_4"><text:s/></text:span><text:span text:style-name="T36_5">briefed</text:span><text:span text:style-name="T36_6"><text:s/></text:span><text:span text:style-name="T36_7">on</text:span><text:span text:style-name="T36_8"><text:s/></text:span><text:span text:style-name="T36_9">general</text:span><text:span text:style-name="T36_10"><text:s/></text:span><text:span text:style-name="T36_11">guidelines</text:span><text:span text:style-name="T36_12"><text:s/></text:span><text:span text:style-name="T36_13">to</text:span><text:span text:style-name="T36_14"><text:s/></text:span><text:span text:style-name="T36_15">follow</text:span></text:p>
        </text:list-item>
        <text:list-item>
          <text:p text:style-name="P37"><text:span text:style-name="T37_1">Team</text:span><text:span text:style-name="T37_2"><text:s/></text:span><text:span text:style-name="T37_3">leads</text:span><text:span text:style-name="T37_4"><text:s/></text:span><text:span text:style-name="T37_5">make</text:span><text:span text:style-name="T37_6"><text:s/></text:span><text:span text:style-name="T37_7">sure</text:span><text:span text:style-name="T37_8"><text:s/></text:span><text:span text:style-name="T37_9">that</text:span><text:span text:style-name="T37_10"><text:s/></text:span><text:span text:style-name="T37_11">the</text:span><text:span text:style-name="T37_12"><text:s/></text:span><text:span text:style-name="T37_13">branch</text:span><text:span text:style-name="T37_14"><text:s/></text:span><text:span text:style-name="T37_15">is</text:span><text:span text:style-name="T37_16"><text:s/></text:span><text:span text:style-name="T37_17">following</text:span><text:span text:style-name="T37_18"><text:s/></text:span><text:span text:style-name="T37_19">the</text:span><text:span text:style-name="T37_20"><text:s/></text:span><text:span text:style-name="T37_21">protocols</text:span><text:span text:style-name="T37_22"><text:s/></text:span><text:span text:style-name="T37_23">laid</text:span><text:span text:style-name="T37_24"><text:s/></text:span><text:span text:style-name="T37_25">out</text:span></text:p>
        </text:list-item>
      </text:list>
      <text:p text:style-name="P38"><text:span text:style-name="T38_1">How</text:span><text:span text:style-name="T38_2"><text:s/></text:span><text:span text:style-name="T38_3">to</text:span><text:span text:style-name="T38_4"><text:s/></text:span><text:span text:style-name="T38_5">run</text:span><text:span text:style-name="T38_6"><text:s/></text:span><text:span text:style-name="T38_7">Project</text:span><text:span text:style-name="T38_8">:</text:span></text:p>
      <text:p text:style-name="P39"><text:span text:style-name="T39_1"><text:tab/><text:s/><text:tab/><text:s/><text:tab/></text:span></text:p>
      <text:p text:style-name="P40"><text:span text:style-name="T40_1">First</text:span><text:span text:style-name="T40_2">,<text:s/></text:span><text:span text:style-name="T40_3">install</text:span><text:span text:style-name="T40_4"><text:s/></text:span><text:span text:style-name="T40_5">Node</text:span><text:span text:style-name="T40_6">,<text:s/></text:span><text:span text:style-name="T40_7">Docker</text:span><text:span text:style-name="T40_8">,<text:s/></text:span><text:span text:style-name="T40_9">Matplotlib</text:span><text:span text:style-name="T40_10">,<text:s/></text:span><text:span text:style-name="T40_11">and</text:span><text:span text:style-name="T40_12"><text:s/></text:span><text:span text:style-name="T40_13">Python</text:span><text:span text:style-name="T40_14">.</text:span></text:p>
      <text:p text:style-name="P41"/>
      <text:p text:style-name="P42"><text:span text:style-name="T42_1">To</text:span><text:span text:style-name="T42_2"><text:s/></text:span><text:span text:style-name="T42_3">run</text:span><text:span text:style-name="T42_4"><text:s/></text:span><text:span text:style-name="T42_5">app</text:span><text:span text:style-name="T42_6">:</text:span></text:p>
      <text:list text:style-name="LS6" xml:id="list25">
        <text:list-item>
          <text:p text:style-name="P43"><text:span text:style-name="T43_1">Pull</text:span><text:span text:style-name="T43_2"><text:s/></text:span><text:span text:style-name="T43_3">from</text:span><text:span text:style-name="T43_4"><text:s/></text:span><text:span text:style-name="T43_5">master</text:span><text:span text:style-name="T43_6"><text:s/></text:span><text:span text:style-name="T43_7">branch</text:span></text:p>
        </text:list-item>
        <text:list-item>
          <text:p text:style-name="P44"><text:span text:style-name="T44_1">cd</text:span><text:span text:style-name="T44_2"><text:s/></text:span><text:span text:style-name="T44_3">into</text:span><text:span text:style-name="T44_4"><text:s/>/</text:span><text:span text:style-name="T44_5">web</text:span><text:span text:style-name="T44_6">_</text:span><text:span text:style-name="T44_7">server</text:span><text:span text:style-name="T44_8"><text:s/></text:span></text:p>
        </text:list-item>
        <text:list-item>
          <text:p text:style-name="P45"><text:span text:style-name="T45_1">Type</text:span><text:span text:style-name="T45_2"><text:s/></text:span><text:span text:style-name="T45_3">make</text:span><text:span text:style-name="T45_4"><text:s/></text:span><text:span text:style-name="T45_5">into</text:span><text:span text:style-name="T45_6"><text:s/></text:span><text:span text:style-name="T45_7">the</text:span><text:span text:style-name="T45_8"><text:s/></text:span><text:span text:style-name="T45_9">terminal</text:span><text:span text:style-name="T45_10"><text:s/></text:span></text:p>
        </text:list-item>
        <text:list-item>
          <text:p text:style-name="P46"><text:span text:style-name="T46_1">Then</text:span><text:span text:style-name="T46_2"><text:s/></text:span><text:span text:style-name="T46_3">run</text:span><text:span text:style-name="T46_4"><text:s/></text:span><text:span text:style-name="T46_5">the</text:span><text:span text:style-name="T46_6"><text:s/></text:span><text:span text:style-name="T46_7">server</text:span><text:span text:style-name="T46_8"><text:s/></text:span><text:span text:style-name="T46_9">by</text:span><text:span text:style-name="T46_10"><text:s/></text:span><text:span text:style-name="T46_11">executing</text:span><text:span text:style-name="T46_12"><text:s/></text:span><text:span text:style-name="T46_13">in</text:span><text:span text:style-name="T46_14"><text:s/></text:span><text:span text:style-name="T46_15">the</text:span><text:span text:style-name="T46_16"><text:s/></text:span><text:span text:style-name="T46_17">terminal</text:span><text:span text:style-name="T46_18"><text:s/>./</text:span><text:span text:style-name="T46_19">start</text:span><text:span text:style-name="T46_20">-</text:span><text:span text:style-name="T46_21">servers</text:span><text:span text:style-name="T46_22">.</text:span><text:span text:style-name="T46_23">sh</text:span><text:span text:style-name="T46_24"><text:s/>(</text:span><text:span text:style-name="T46_25">Note</text:span><text:span text:style-name="T46_26"><text:s/></text:span><text:span text:style-name="T46_27">if</text:span><text:span text:style-name="T46_28"><text:s/></text:span><text:span text:style-name="T46_29">you</text:span><text:span text:style-name="T46_30"><text:s/></text:span><text:span text:style-name="T46_31">get</text:span><text:span text:style-name="T46_32"><text:s/></text:span><text:span text:style-name="T46_33">an</text:span><text:span text:style-name="T46_34"><text:s/></text:span><text:span text:style-name="T46_35">error</text:span><text:span text:style-name="T46_36"><text:s/></text:span><text:span text:style-name="T46_37">stating</text:span><text:span text:style-name="T46_38"><text:s/></text:span><text:span text:style-name="T46_39">missing</text:span><text:span text:style-name="T46_40"><text:s/></text:span><text:span text:style-name="T46_41">something</text:span><text:span text:style-name="T46_42"><text:s/></text:span><text:span text:style-name="T46_43">type</text:span><text:span text:style-name="T46_44"><text:s/></text:span><text:span text:style-name="T46_45">npm</text:span><text:span text:style-name="T46_46"><text:s/></text:span><text:span text:style-name="T46_47">install</text:span><text:span text:style-name="T46_48"><text:s/></text:span><text:span text:style-name="T46_49">the</text:span><text:span text:style-name="T46_50"><text:s/></text:span><text:span text:style-name="T46_51">missing</text:span><text:span text:style-name="T46_52"><text:s/></text:span><text:span text:style-name="T46_53">depedency</text:span><text:span text:style-name="T46_54">’</text:span><text:span text:style-name="T46_55">s</text:span><text:span text:style-name="T46_56"><text:s/></text:span><text:span text:style-name="T46_57">name</text:span><text:span text:style-name="T46_58">)</text:span></text:p>
        </text:list-item>
        <text:list-item>
          <text:p text:style-name="P47"><text:span text:style-name="T47_1">Then</text:span><text:span text:style-name="T47_2"><text:s/></text:span><text:span text:style-name="T47_3">enter</text:span><text:span text:style-name="T47_4"><text:s/></text:span><text:span text:style-name="T47_5">this</text:span><text:span text:style-name="T47_6"><text:s/></text:span><text:span text:style-name="T47_7">address</text:span><text:span text:style-name="T47_8"><text:s/></text:span><text:span text:style-name="T47_9">into</text:span><text:span text:style-name="T47_10"><text:s/></text:span><text:span text:style-name="T47_11">your</text:span><text:span text:style-name="T47_12"><text:s/></text:span><text:span text:style-name="T47_13">web</text:span><text:span text:style-name="T47_14"><text:s/></text:span><text:span text:style-name="T47_15">browser</text:span><text:span text:style-name="T47_16">:<text:s/></text:span><text:span text:style-name="T47_17"><text:a xlink:type="simple" xlink:href="http://127.0.0.1:8000/sphinx"><text:span text:style-name="T47_18">http</text:span></text:a></text:span><text:span text:style-name="T47_19"><text:a xlink:type="simple" xlink:href="http://127.0.0.1:8000/sphinx"><text:span text:style-name="T47_20">://127.0.0.1:8000/</text:span></text:a></text:span><text:span text:style-name="T47_21"><text:a xlink:type="simple" xlink:href="http://127.0.0.1:8000/sphinx"><text:span text:style-name="T47_22">sphinx</text:span></text:a></text:span><text:span text:style-name="T47_23"><text:s/></text:span></text:p>
        </text:list-item>
      </text:list>
      <text:p text:style-name="P48"/>
      <text:p text:style-name="P49"><text:span text:style-name="T49_1">SCM</text:span><text:span text:style-name="T49_2"><text:s/></text:span><text:span text:style-name="T49_3">Best</text:span><text:span text:style-name="T49_4"><text:s/></text:span><text:span text:style-name="T49_5">Practices</text:span><text:span text:style-name="T49_6">:</text:span></text:p>
      <text:list text:style-name="LS7" xml:id="list30">
        <text:list-item>
          <text:p text:style-name="P50"><text:span text:style-name="T50_1">Always</text:span><text:span text:style-name="T50_2"><text:s/></text:span><text:span text:style-name="T50_3">pull</text:span><text:span text:style-name="T50_4"><text:s/></text:span><text:span text:style-name="T50_5">before</text:span><text:span text:style-name="T50_6"><text:s/></text:span><text:span text:style-name="T50_7">you</text:span><text:span text:style-name="T50_8"><text:s/></text:span><text:span text:style-name="T50_9">commit</text:span><text:span text:style-name="T50_10"><text:s/></text:span><text:span text:style-name="T50_11">code</text:span><text:span text:style-name="T50_12"><text:s/></text:span><text:span text:style-name="T50_13">to</text:span><text:span text:style-name="T50_14"><text:s/></text:span><text:span text:style-name="T50_15">ensure</text:span><text:span text:style-name="T50_16"><text:s/></text:span><text:span text:style-name="T50_17">no</text:span><text:span text:style-name="T50_18"><text:s/></text:span><text:span text:style-name="T50_19">merge</text:span><text:span text:style-name="T50_20"><text:s/></text:span><text:span text:style-name="T50_21">conflicts</text:span><text:span text:style-name="T50_22">.</text:span></text:p>
        </text:list-item>
        <text:list-item>
          <text:p text:style-name="P51"><text:span text:style-name="T51_1">If</text:span><text:span text:style-name="T51_2"><text:s/></text:span><text:span text:style-name="T51_3">pushing</text:span><text:span text:style-name="T51_4"><text:s/></text:span><text:span text:style-name="T51_5">to</text:span><text:span text:style-name="T51_6"><text:s/></text:span><text:span text:style-name="T51_7">Development</text:span><text:span text:style-name="T51_8"><text:s/></text:span><text:span text:style-name="T51_9">branch</text:span><text:span text:style-name="T51_10"><text:s/></text:span><text:span text:style-name="T51_11">make</text:span><text:span text:style-name="T51_12"><text:s/></text:span><text:span text:style-name="T51_13">sure</text:span><text:span text:style-name="T51_14"><text:s/></text:span><text:span text:style-name="T51_15">to</text:span><text:span text:style-name="T51_16"><text:s/></text:span><text:span text:style-name="T51_17">have</text:span><text:span text:style-name="T51_18"><text:s/></text:span><text:span text:style-name="T51_19">code</text:span><text:span text:style-name="T51_20"><text:s/></text:span><text:span text:style-name="T51_21">inspected</text:span><text:span text:style-name="T51_22"><text:s/></text:span><text:span text:style-name="T51_23">by</text:span><text:span text:style-name="T51_24"><text:s/></text:span><text:span text:style-name="T51_25">QA</text:span><text:span text:style-name="T51_26">.</text:span></text:p>
        </text:list-item>
        <text:list-item>
          <text:p text:style-name="P52"><text:span text:style-name="T52_1">Only</text:span><text:span text:style-name="T52_2"><text:s/></text:span><text:span text:style-name="T52_3">team</text:span><text:span text:style-name="T52_4"><text:s/></text:span><text:span text:style-name="T52_5">leads</text:span><text:span text:style-name="T52_6">,<text:s/></text:span><text:span text:style-name="T52_7">CM</text:span><text:span text:style-name="T52_8">,<text:s/></text:span><text:span text:style-name="T52_9">PM</text:span><text:span text:style-name="T52_10">,<text:s/></text:span><text:span text:style-name="T52_11">and</text:span><text:span text:style-name="T52_12"><text:s/></text:span><text:span text:style-name="T52_13">System</text:span><text:span text:style-name="T52_14"><text:s/></text:span><text:span text:style-name="T52_15">architects</text:span><text:span text:style-name="T52_16"><text:s/></text:span><text:span text:style-name="T52_17">are</text:span><text:span text:style-name="T52_18"><text:s/></text:span><text:span text:style-name="T52_19">allowed</text:span><text:span text:style-name="T52_20"><text:s/></text:span><text:span text:style-name="T52_21">to</text:span><text:span text:style-name="T52_22"><text:s/></text:span><text:span text:style-name="T52_23">merge</text:span><text:span text:style-name="T52_24"><text:s/></text:span><text:span text:style-name="T52_25">branches</text:span></text:p>
        </text:list-item>
      </text:list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<text:span text:style-name="T81_1">5.8<text:s/></text:span><text:span text:style-name="T81_2">Software</text:span><text:span text:style-name="T81_3"><text:s/></text:span><text:span text:style-name="T81_4">Quality</text:span><text:span text:style-name="T81_5"><text:s/></text:span><text:span text:style-name="T81_6">Assurance</text:span></text:p>
      <text:p text:style-name="P82"/>
      <text:p text:style-name="P83"><text:span text:style-name="T83_1">5.8.1<text:s/></text:span><text:span text:style-name="T83_2">Product</text:span><text:span text:style-name="T83_3"><text:s/></text:span><text:span text:style-name="T83_4">Assurance</text:span></text:p>
      <text:list text:style-name="LS8" xml:id="list33">
        <text:list-item>
          <text:p text:style-name="P84"><text:span text:style-name="T84_1">Incremental</text:span><text:span text:style-name="T84_2"><text:s/></text:span><text:span text:style-name="T84_3">iterations</text:span></text:p>
          <text:list>
            <text:list-item>
              <text:p text:style-name="P85"><text:span text:style-name="T85_1">Features</text:span><text:span text:style-name="T85_2"><text:s/></text:span><text:span text:style-name="T85_3">added</text:span><text:span text:style-name="T85_4"><text:s/></text:span><text:span text:style-name="T85_5">in</text:span><text:span text:style-name="T85_6"><text:s/></text:span><text:span text:style-name="T85_7">increments</text:span></text:p>
            </text:list-item>
          </text:list>
        </text:list-item>
      </text:list>
      <text:list text:style-name="LS9" xml:id="list35">
        <text:list-item>
          <text:p text:style-name="P86"><text:span text:style-name="T86_1">Fully</text:span><text:span text:style-name="T86_2">-</text:span><text:span text:style-name="T86_3">Functional</text:span><text:span text:style-name="T86_4"><text:s/></text:span><text:span text:style-name="T86_5">Milestones</text:span></text:p>
          <text:list>
            <text:list-item>
              <text:p text:style-name="P87"><text:span text:style-name="T87_1">Each</text:span><text:span text:style-name="T87_2"><text:s/></text:span><text:span text:style-name="T87_3">Milestone</text:span><text:span text:style-name="T87_4"><text:s/></text:span><text:span text:style-name="T87_5">is</text:span><text:span text:style-name="T87_6"><text:s/></text:span><text:span text:style-name="T87_7">tested</text:span><text:span text:style-name="T87_8"><text:s/></text:span><text:span text:style-name="T87_9">and</text:span><text:span text:style-name="T87_10"><text:s/></text:span><text:span text:style-name="T87_11">functional</text:span></text:p>
            </text:list-item>
          </text:list>
        </text:list-item>
        <text:list-item>
          <text:p text:style-name="P88"><text:span text:style-name="T88_1">Tested</text:span><text:span text:style-name="T88_2"><text:s/></text:span><text:span text:style-name="T88_3">before</text:span><text:span text:style-name="T88_4"><text:s/></text:span><text:span text:style-name="T88_5">addition</text:span><text:span text:style-name="T88_6"><text:s/></text:span><text:span text:style-name="T88_7">to</text:span><text:span text:style-name="T88_8"><text:s/></text:span><text:span text:style-name="T88_9">master</text:span></text:p>
          <text:list>
            <text:list-item>
              <text:p text:style-name="P89"><text:span text:style-name="T89_1">A</text:span><text:span text:style-name="T89_2"><text:s/></text:span><text:span text:style-name="T89_3">new</text:span><text:span text:style-name="T89_4"><text:s/></text:span><text:span text:style-name="T89_5">component</text:span><text:span text:style-name="T89_6"><text:s/></text:span><text:span text:style-name="T89_7">is</text:span><text:span text:style-name="T89_8"><text:s/></text:span><text:span text:style-name="T89_9">not</text:span><text:span text:style-name="T89_10"><text:s/></text:span><text:span text:style-name="T89_11">added</text:span><text:span text:style-name="T89_12"><text:s/></text:span><text:span text:style-name="T89_13">to</text:span><text:span text:style-name="T89_14"><text:s/></text:span><text:span text:style-name="T89_15">the</text:span><text:span text:style-name="T89_16"><text:s/></text:span><text:span text:style-name="T89_17">master</text:span><text:span text:style-name="T89_18"><text:s/></text:span><text:span text:style-name="T89_19">without</text:span><text:span text:style-name="T89_20"><text:s/></text:span><text:span text:style-name="T89_21">being</text:span><text:span text:style-name="T89_22"><text:s/></text:span><text:span text:style-name="T89_23">fully</text:span><text:span text:style-name="T89_24"><text:s/></text:span><text:span text:style-name="T89_25">tested</text:span></text:p>
            </text:list-item>
          </text:list>
        </text:list-item>
        <text:list-item>
          <text:p text:style-name="P90"><text:span text:style-name="T90_1">Milestone</text:span><text:span text:style-name="T90_2"><text:s/></text:span><text:span text:style-name="T90_3">Backups</text:span></text:p>
          <text:list>
            <text:list-item>
              <text:p text:style-name="P91"><text:span text:style-name="T91_1">Eached</text:span><text:span text:style-name="T91_2"><text:s/></text:span><text:span text:style-name="T91_3">delivered</text:span><text:span text:style-name="T91_4"><text:s/></text:span><text:span text:style-name="T91_5">Milestone</text:span><text:span text:style-name="T91_6"><text:s/></text:span><text:span text:style-name="T91_7">is</text:span><text:span text:style-name="T91_8"><text:s/></text:span><text:span text:style-name="T91_9">backed</text:span><text:span text:style-name="T91_10"><text:s/></text:span><text:span text:style-name="T91_11">up</text:span><text:span text:style-name="T91_12"><text:s/></text:span><text:span text:style-name="T91_13">to</text:span><text:span text:style-name="T91_14"><text:s/></text:span><text:span text:style-name="T91_15">ensure</text:span><text:span text:style-name="T91_16"><text:s/></text:span><text:span text:style-name="T91_17">product</text:span><text:span text:style-name="T91_18"><text:s/></text:span><text:span text:style-name="T91_19">will</text:span><text:span text:style-name="T91_20"><text:s/></text:span><text:span text:style-name="T91_21">be</text:span><text:span text:style-name="T91_22"><text:s/></text:span><text:span text:style-name="T91_23">delivered</text:span></text:p>
            </text:list-item>
          </text:list>
        </text:list-item>
      </text:list>
      <text:p text:style-name="P92"/>
      <text:p text:style-name="P93"><text:span text:style-name="T93_1">5.8.2<text:s/></text:span><text:span text:style-name="T93_2">Process</text:span><text:span text:style-name="T93_3"><text:s/></text:span><text:span text:style-name="T93_4">Assurance</text:span><text:span text:style-name="T93_5"><text:s/></text:span></text:p>
      <text:list text:style-name="LS10" xml:id="list41">
        <text:list-item>
          <text:p text:style-name="P94"><text:span text:style-name="T94_1">SQA</text:span><text:span text:style-name="T94_2"><text:s/></text:span><text:span text:style-name="T94_3">will</text:span><text:span text:style-name="T94_4"><text:s/></text:span><text:span text:style-name="T94_5">assure</text:span><text:span text:style-name="T94_6"><text:s/></text:span><text:span text:style-name="T94_7">that</text:span><text:span text:style-name="T94_8"><text:s/></text:span><text:span text:style-name="T94_9">each</text:span><text:span text:style-name="T94_10"><text:s/></text:span><text:span text:style-name="T94_11">iteration</text:span><text:span text:style-name="T94_12"><text:s/></text:span><text:span text:style-name="T94_13">and</text:span><text:span text:style-name="T94_14"><text:s/></text:span><text:span text:style-name="T94_15">milestone</text:span><text:span text:style-name="T94_16"><text:s/></text:span><text:span text:style-name="T94_17">complies</text:span><text:span text:style-name="T94_18"><text:s/></text:span><text:span text:style-name="T94_19">with</text:span><text:span text:style-name="T94_20"><text:s/></text:span><text:span text:style-name="T94_21">the</text:span><text:span text:style-name="T94_22"><text:s/></text:span><text:span text:style-name="T94_23">Software</text:span><text:span text:style-name="T94_24"><text:s/></text:span><text:span text:style-name="T94_25">Development</text:span><text:span text:style-name="T94_26"><text:s/></text:span><text:span text:style-name="T94_27">plan</text:span><text:span text:style-name="T94_28"><text:s/></text:span></text:p>
          <text:list>
            <text:list-item>
              <text:p text:style-name="P95"><text:span text:style-name="T95_1">SQA</text:span><text:span text:style-name="T95_2"><text:s/></text:span><text:span text:style-name="T95_3">will</text:span><text:span text:style-name="T95_4"><text:s/></text:span><text:span text:style-name="T95_5">rollback</text:span><text:span text:style-name="T95_6"><text:s/></text:span><text:span text:style-name="T95_7">any</text:span><text:span text:style-name="T95_8"><text:s/></text:span><text:span text:style-name="T95_9">changes</text:span><text:span text:style-name="T95_10"><text:s/></text:span><text:span text:style-name="T95_11">to</text:span><text:span text:style-name="T95_12"><text:s/></text:span><text:span text:style-name="T95_13">master</text:span><text:span text:style-name="T95_14"><text:s/></text:span><text:span text:style-name="T95_15">that</text:span><text:span text:style-name="T95_16"><text:s/></text:span><text:span text:style-name="T95_17">does</text:span><text:span text:style-name="T95_18"><text:s/></text:span><text:span text:style-name="T95_19">not</text:span><text:span text:style-name="T95_20"><text:s/></text:span><text:span text:style-name="T95_21">comply</text:span><text:span text:style-name="T95_22"><text:s/></text:span><text:span text:style-name="T95_23">with</text:span><text:span text:style-name="T95_24"><text:s/></text:span><text:span text:style-name="T95_25">the</text:span><text:span text:style-name="T95_26"><text:s/></text:span><text:span text:style-name="T95_27">Software</text:span><text:span text:style-name="T95_28"><text:s/></text:span><text:span text:style-name="T95_29">Development</text:span><text:span text:style-name="T95_30"><text:s/></text:span><text:span text:style-name="T95_31">plan</text:span></text:p>
            </text:list-item>
            <text:list-item>
              <text:p text:style-name="P96"><text:span text:style-name="T96_1">SQA</text:span><text:span text:style-name="T96_2"><text:s/></text:span><text:span text:style-name="T96_3">will</text:span><text:span text:style-name="T96_4"><text:s/></text:span><text:span text:style-name="T96_5">work</text:span><text:span text:style-name="T96_6"><text:s/></text:span><text:span text:style-name="T96_7">with</text:span><text:span text:style-name="T96_8"><text:s/></text:span><text:span text:style-name="T96_9">other</text:span><text:span text:style-name="T96_10"><text:s/></text:span><text:span text:style-name="T96_11">teams</text:span><text:span text:style-name="T96_12"><text:s/></text:span><text:span text:style-name="T96_13">to</text:span><text:span text:style-name="T96_14"><text:s/></text:span><text:span text:style-name="T96_15">help</text:span><text:span text:style-name="T96_16"><text:s/></text:span><text:span text:style-name="T96_17">them</text:span><text:span text:style-name="T96_18"><text:s/></text:span><text:span text:style-name="T96_19">comply</text:span><text:span text:style-name="T96_20"><text:s/></text:span><text:span text:style-name="T96_21">to</text:span><text:span text:style-name="T96_22"><text:s/></text:span><text:span text:style-name="T96_23">the</text:span><text:span text:style-name="T96_24"><text:s/></text:span><text:span text:style-name="T96_25">standards</text:span><text:span text:style-name="T96_26"><text:s/></text:span><text:span text:style-name="T96_27"><text:line-break/></text:span></text:p>
            </text:list-item>
          </text:list>
        </text:list-item>
      </text:list>
      <text:p text:style-name="P97"><text:span text:style-name="T97_1">5.8.3<text:s text:c="2"/></text:span><text:span text:style-name="T97_2">Independence</text:span><text:span text:style-name="T97_3"><text:s/></text:span><text:span text:style-name="T97_4">in</text:span><text:span text:style-name="T97_5"><text:s/></text:span><text:span text:style-name="T97_6">Software</text:span><text:span text:style-name="T97_7"><text:s/></text:span><text:span text:style-name="T97_8">Project</text:span><text:span text:style-name="T97_9"><text:s/></text:span><text:span text:style-name="T97_10">Evaluation</text:span></text:p>
      <text:p text:style-name="P98"><text:span text:style-name="T98_1">SQA</text:span><text:span text:style-name="T98_2"><text:s/></text:span><text:span text:style-name="T98_3">will</text:span><text:span text:style-name="T98_4"><text:s/></text:span><text:span text:style-name="T98_5">provide</text:span><text:span text:style-name="T98_6"><text:s/></text:span><text:span text:style-name="T98_7">an</text:span><text:span text:style-name="T98_8"><text:s/></text:span><text:span text:style-name="T98_9">unbiased</text:span><text:span text:style-name="T98_10"><text:s/></text:span><text:span text:style-name="T98_11">and</text:span><text:span text:style-name="T98_12"><text:s/></text:span><text:span text:style-name="T98_13">fresh</text:span><text:span text:style-name="T98_14"><text:s/></text:span><text:span text:style-name="T98_15">view</text:span><text:span text:style-name="T98_16"><text:s/></text:span><text:span text:style-name="T98_17">which</text:span><text:span text:style-name="T98_18"><text:s/></text:span><text:span text:style-name="T98_19">reveals</text:span><text:span text:style-name="T98_20"><text:s/></text:span><text:span text:style-name="T98_21">defects</text:span><text:span text:style-name="T98_22"><text:s/></text:span><text:span text:style-name="T98_23">in</text:span><text:span text:style-name="T98_24"><text:s/></text:span><text:span text:style-name="T98_25">the</text:span><text:span text:style-name="T98_26"><text:s/></text:span><text:span text:style-name="T98_27">software</text:span><text:span text:style-name="T98_28"><text:s/></text:span><text:span text:style-name="T98_29">that</text:span><text:span text:style-name="T98_30"><text:s/></text:span><text:span text:style-name="T98_31">can</text:span><text:span text:style-name="T98_32">'</text:span><text:span text:style-name="T98_33">t</text:span><text:span text:style-name="T98_34"><text:s/></text:span><text:span text:style-name="T98_35">be</text:span><text:span text:style-name="T98_36"><text:s/></text:span><text:span text:style-name="T98_37">detected</text:span><text:span text:style-name="T98_38"><text:s/></text:span><text:span text:style-name="T98_39">otherwise</text:span><text:span text:style-name="T98_40">,<text:s/></text:span><text:span text:style-name="T98_41">this</text:span><text:span text:style-name="T98_42"><text:s/></text:span><text:span text:style-name="T98_43">is</text:span><text:span text:style-name="T98_44"><text:s/></text:span><text:span text:style-name="T98_45">done</text:span><text:span text:style-name="T98_46"><text:s/></text:span><text:span text:style-name="T98_47">through</text:span><text:span text:style-name="T98_48">.</text:span></text:p>
      <text:list text:style-name="LS11" xml:id="list44">
        <text:list-item>
          <text:p text:style-name="P99"><text:span text:style-name="T99_1">Evaluation</text:span><text:span text:style-name="T99_2"><text:s/></text:span><text:span text:style-name="T99_3">is</text:span><text:span text:style-name="T99_4"><text:s/></text:span><text:span text:style-name="T99_5">done</text:span><text:span text:style-name="T99_6"><text:s/></text:span><text:span text:style-name="T99_7">by</text:span><text:span text:style-name="T99_8"><text:s/></text:span><text:span text:style-name="T99_9">main</text:span><text:span text:style-name="T99_10"><text:s/></text:span><text:span text:style-name="T99_11">software</text:span><text:span text:style-name="T99_12"><text:s/></text:span><text:span text:style-name="T99_13">programmer</text:span><text:span text:style-name="T99_14"><text:s/></text:span><text:span text:style-name="T99_15">in</text:span><text:span text:style-name="T99_16"><text:s/></text:span><text:span text:style-name="T99_17">the</text:span><text:span text:style-name="T99_18"><text:s/></text:span><text:span text:style-name="T99_19">infrastructure</text:span><text:span text:style-name="T99_20"><text:s/></text:span><text:span text:style-name="T99_21">team</text:span></text:p>
        </text:list-item>
        <text:list-item>
          <text:p text:style-name="P100"><text:span text:style-name="T100_1">Evaluation</text:span><text:span text:style-name="T100_2"><text:s/></text:span><text:span text:style-name="T100_3">is</text:span><text:span text:style-name="T100_4"><text:s/></text:span><text:span text:style-name="T100_5">done</text:span><text:span text:style-name="T100_6"><text:s/></text:span><text:span text:style-name="T100_7">by</text:span><text:span text:style-name="T100_8"><text:s/></text:span><text:span text:style-name="T100_9">another</text:span><text:span text:style-name="T100_10"><text:s/></text:span><text:span text:style-name="T100_11">integrated</text:span><text:span text:style-name="T100_12"><text:s/></text:span><text:span text:style-name="T100_13">programmer</text:span><text:span text:style-name="T100_14"><text:s/></text:span><text:span text:style-name="T100_15">that</text:span><text:span text:style-name="T100_16"><text:s/></text:span><text:span text:style-name="T100_17">is</text:span><text:span text:style-name="T100_18"><text:s/></text:span><text:span text:style-name="T100_19">part</text:span><text:span text:style-name="T100_20"><text:s/></text:span><text:span text:style-name="T100_21">of</text:span><text:span text:style-name="T100_22"><text:s/></text:span><text:span text:style-name="T100_23">the</text:span><text:span text:style-name="T100_24"><text:s/></text:span><text:span text:style-name="T100_25">same</text:span><text:span text:style-name="T100_26"><text:s/></text:span><text:span text:style-name="T100_27">infrastructure</text:span><text:span text:style-name="T100_28"><text:s/></text:span><text:span text:style-name="T100_29">team</text:span></text:p>
        </text:list-item>
        <text:list-item>
          <text:p text:style-name="P101"><text:span text:style-name="T101_1">Evaluation</text:span><text:span text:style-name="T101_2"><text:s/></text:span><text:span text:style-name="T101_3">is</text:span><text:span text:style-name="T101_4"><text:s/></text:span><text:span text:style-name="T101_5">then</text:span><text:span text:style-name="T101_6"><text:s/></text:span><text:span text:style-name="T101_7">done</text:span><text:span text:style-name="T101_8"><text:s/></text:span><text:span text:style-name="T101_9">by</text:span><text:span text:style-name="T101_10"><text:s/></text:span><text:span text:style-name="T101_11">SQA</text:span><text:span text:style-name="T101_12"><text:s/></text:span><text:span text:style-name="T101_13">team</text:span><text:span text:style-name="T101_14"><text:s/></text:span><text:span text:style-name="T101_15">member</text:span><text:span text:style-name="T101_16"><text:s/></text:span><text:span text:style-name="T101_17">using</text:span><text:span text:style-name="T101_18"><text:s/></text:span><text:span text:style-name="T101_19">tests</text:span><text:span text:style-name="T101_20"><text:s/></text:span><text:span text:style-name="T101_21">written</text:span><text:span text:style-name="T101_22"><text:s/></text:span><text:span text:style-name="T101_23">by</text:span><text:span text:style-name="T101_24"><text:s/></text:span><text:span text:style-name="T101_25">the</text:span><text:span text:style-name="T101_26"><text:s/></text:span><text:span text:style-name="T101_27">same</text:span><text:span text:style-name="T101_28"><text:s/></text:span><text:span text:style-name="T101_29">member</text:span><text:span text:style-name="T101_30">.</text:span></text:p>
        </text:list-item>
        <text:list-item>
          <text:p text:style-name="P102"><text:span text:style-name="T102_1">Evaluation</text:span><text:span text:style-name="T102_2"><text:s/></text:span><text:span text:style-name="T102_3">is</text:span><text:span text:style-name="T102_4"><text:s/></text:span><text:span text:style-name="T102_5">also</text:span><text:span text:style-name="T102_6"><text:s/></text:span><text:span text:style-name="T102_7">done</text:span><text:span text:style-name="T102_8"><text:s/></text:span><text:span text:style-name="T102_9">by</text:span><text:span text:style-name="T102_10"><text:s/></text:span><text:span text:style-name="T102_11">another</text:span><text:span text:style-name="T102_12"><text:s/></text:span><text:span text:style-name="T102_13">member</text:span><text:span text:style-name="T102_14"><text:s/></text:span><text:span text:style-name="T102_15">of</text:span><text:span text:style-name="T102_16"><text:s/></text:span><text:span text:style-name="T102_17">SQA</text:span><text:span text:style-name="T102_18"><text:s/></text:span><text:span text:style-name="T102_19">that</text:span><text:span text:style-name="T102_20"><text:s/></text:span><text:span text:style-name="T102_21">is</text:span><text:span text:style-name="T102_22"><text:s/></text:span><text:span text:style-name="T102_23">not</text:span><text:span text:style-name="T102_24"><text:s/></text:span><text:span text:style-name="T102_25">the</text:span><text:span text:style-name="T102_26"><text:s/></text:span><text:span text:style-name="T102_27">author</text:span><text:span text:style-name="T102_28"><text:s/></text:span><text:span text:style-name="T102_29">of</text:span><text:span text:style-name="T102_30"><text:s/></text:span><text:span text:style-name="T102_31">the</text:span><text:span text:style-name="T102_32"><text:s/></text:span><text:span text:style-name="T102_33">written</text:span><text:span text:style-name="T102_34"><text:s/></text:span><text:span text:style-name="T102_35">tests</text:span><text:span text:style-name="T102_36">.</text:span></text:p>
        </text:list-item>
      </text:list>
      <text:p text:style-name="P103"/>
      <text:p text:style-name="P104"/>
      <text:p text:style-name="P105"/>
      <text:p text:style-name="P106"/>
      <text:p text:style-name="P10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